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0.6799in"/>
    </style:style>
    <style:style style:name="co3" style:family="table-column">
      <style:table-column-properties fo:break-before="auto" style:column-width="0.7634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5965in"/>
    </style:style>
    <style:style style:name="co6" style:family="table-column">
      <style:table-column-properties fo:break-before="auto" style:column-width="0.4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databas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8"/>
        <table:table-column table:style-name="co1" table:default-cell-style-name="ce8"/>
        <table:table-column table:style-name="co5" table:default-cell-style-name="ce9"/>
        <table:table-column table:style-name="co6" table:default-cell-style-name="ce9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region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comune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utente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zio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zi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de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de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cci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icc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cciano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accian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cciano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ccian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iaco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iac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terb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terb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gnanell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ignanell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scani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scani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a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ma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ma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m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Lazio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m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terb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iterbo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terb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terb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zi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terb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era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ramo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ra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ramo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ra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ram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a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ramo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ram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ram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ulianov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ulianova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iulianov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ulianov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t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seto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set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bruzzo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set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ca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bruzzo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scar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esca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bruzzo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scar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ntesilvan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bruzzo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ntesilvano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ntesilvan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bruzzo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ntesilvano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lano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lano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lano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lan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egn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gnano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Milan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ano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ilano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lano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vorno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oscana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vorn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ivorno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oscan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vorno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iombino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oscan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ombino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ibbon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osca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ibbona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renze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Toscana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renze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mpol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Toscana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mpoli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esole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Toscana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esole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renze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Toscana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irenz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renze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Toscan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renz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renze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Toscan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irenz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enn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bruzzo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ombardia</text:p>
          </table:table-cell>
          <table:table-cell table:number-columns-repeated="5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1T13:58:58.518970142</dc:date>
    <meta:editing-duration>PT30M36S</meta:editing-duration>
    <meta:editing-cycles>2</meta:editing-cycles>
    <meta:generator>LibreOffice/7.3.6.2$Linux_X86_64 LibreOffice_project/30$Build-2</meta:generator>
    <meta:document-statistic meta:table-count="1" meta:cell-count="496" meta:object-count="0"/>
  </office:meta>
</office:document-meta>
</file>